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4.5cm" fo:min-width="20.7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106cm" svg:stroke-color="#168253" draw:marker-start-width="0.359cm" draw:marker-end-width="0.359cm" draw:fill="none" loext:fill-use-slide-background="false" draw:textarea-horizontal-align="justify" draw:textarea-vertical-align="middle" draw:auto-grow-height="false" fo:min-height="11.5cm" fo:min-width="8.2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ea7500" draw:marker-start-width="0.359cm" draw:marker-end-width="0.359cm" draw:fill="none" loext:fill-use-slide-background="false" draw:textarea-horizontal-align="justify" draw:textarea-vertical-align="middle" draw:auto-grow-height="false" fo:min-height="4.75cm" fo:min-width="4.25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ea7500" draw:marker-start-width="0.359cm" draw:marker-end-width="0.359cm" draw:fill="none" loext:fill-use-slide-background="false" draw:textarea-horizontal-align="justify" draw:textarea-vertical-align="middle" draw:auto-grow-height="false" fo:min-height="4.644cm" fo:min-width="4.14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168253" loext:opacity="100%"/>
    </style:style>
    <style:style style:name="P4" style:family="paragraph">
      <loext:graphic-properties draw:fill="none"/>
      <style:paragraph-properties fo:text-align="center"/>
      <style:text-properties fo:color="#168253" loext:opacity="100%" loext:color-lum-mod="100%" loext:color-lum-off="0%"/>
    </style:style>
    <style:style style:name="P5" style:family="paragraph">
      <loext:graphic-properties draw:fill="none"/>
      <style:paragraph-properties fo:text-align="center"/>
      <style:text-properties fo:color="#ea7500" loext:opacity="100%" loext:color-lum-mod="100%" loext:color-lum-off="0%"/>
    </style:style>
    <style:style style:name="P6" style:family="paragraph">
      <style:text-properties fo:color="#3465a4" loext:opacity="100%"/>
    </style:style>
    <style:style style:name="P7" style:family="paragraph">
      <loext:graphic-properties draw:fill="none" draw:fill-color="#ffffff"/>
      <style:text-properties fo:color="#3465a4" loext:opacity="100%" loext:color-lum-mod="100%" loext:color-lum-off="0%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168253" loext:opacity="100%"/>
    </style:style>
    <style:style style:name="T2" style:family="text">
      <style:text-properties fo:color="#ea7500" loext:opacity="100%"/>
    </style:style>
    <style:style style:name="T3" style:family="text">
      <style:text-properties fo:color="#3465a4" loext:opacity="100%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1.25cm" svg:height="14.75cm" svg:x="4cm" svg:y="4.2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75cm" svg:height="11.75cm" svg:x="15.5cm" svg:y="6.25cm">
          <text:p text:style-name="P3"><text:span text:style-name="T1">Funció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5cm" svg:height="5cm" svg:x="6.75cm" svg:y="11.75cm"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5cm" svg:x="17.5cm" svg:y="11.75cm"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25cm" svg:height="2.25cm" svg:x="6.5cm" svg:y="6.25cm">
          <draw:text-box>
            <text:p text:style-name="P6"><text:span text:style-name="T3">Objeto</text:span></text:p>
          </draw:text-box>
        </draw:frame>
        <draw:frame draw:style-name="gr6" draw:text-style-name="P9" draw:layer="layout" svg:width="12.495cm" svg:height="1.352cm" svg:x="8.75cm" svg:y="2.25cm">
          <draw:text-box>
            <text:p text:style-name="P8"><text:span text:style-name="T4">Jerarquía de Abstraccion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22:57.837195333</meta:creation-date>
    <dc:date>2023-05-02T12:28:04.994562781</dc:date>
    <meta:editing-duration>PT5M7S</meta:editing-duration>
    <meta:editing-cycles>1</meta:editing-cycles>
    <meta:document-statistic meta:object-count="6"/>
    <meta:generator>LibreOffice/7.5.2.2$Linux_X86_64 LibreOffice_project/50$Build-2</meta:generator>
  </office:meta>
</office:document-meta>
</file>